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81cm" draw:marker-start="Arrow" draw:marker-start-width="0.42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color="#ffffff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6.2cm" svg:height="2.6cm" svg:x="10.973cm" svg:y="0.4cm">
          <text:p text:style-name="P1"><text:span text:style-name="T1">Synchronization</text:span><text:span text:style-name="T1"><text:line-break/></text:span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cm" svg:height="2.6cm" svg:x="1.473cm" svg:y="0.4cm">
          <text:p text:style-name="P1"><text:span text:style-name="T1">Source</text:span><text:span text:style-name="T1"><text:line-break/></text:span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cm" svg:height="2.6cm" svg:x="22.8cm" svg:y="0.4cm">
          <text:p text:style-name="P1"><text:span text:style-name="T1">Target</text:span><text:span text:style-name="T1"><text:line-break/></text:span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973cm" svg:y1="1.7cm" svg:x2="5.273cm" svg:y2="1.7cm" draw:start-shape="id1" draw:start-glue-point="3" draw:end-shape="id2" draw:end-glue-point="1" svg:d="M10973 1700h-5700" svg:viewBox="0 0 5701 1">
          <text:p/>
        </draw:connector>
        <draw:connector draw:style-name="gr2" draw:text-style-name="P1" draw:layer="layout" draw:type="line" svg:x1="17.173cm" svg:y1="1.7cm" svg:x2="22.8cm" svg:y2="1.7cm" draw:start-shape="id1" draw:start-glue-point="1" draw:end-shape="id3" svg:d="M17173 1700h5627" svg:viewBox="0 0 5628 1">
          <text:p/>
        </draw:connector>
        <draw:frame draw:style-name="gr3" draw:layer="layout" svg:width="5.527cm" svg:height="0.962cm" svg:x="5.473cm" svg:y="0.7cm">
          <draw:text-box>
            <text:p>Reads and Writes</text:p>
          </draw:text-box>
        </draw:frame>
        <draw:frame draw:style-name="gr3" draw:layer="layout" svg:width="5.527cm" svg:height="0.962cm" svg:x="17.273cm" svg:y="0.7cm">
          <draw:text-box>
            <text:p>Reads and Writes</text:p>
          </draw:text-box>
        </draw:frame>
        <draw:custom-shape draw:style-name="gr1" draw:text-style-name="P2" xml:id="id4" draw:id="id4" draw:layer="layout" svg:width="6cm" svg:height="2.2cm" svg:x="11.073cm" svg:y="6cm">
          <text:p text:style-name="P1"><text:span text:style-name="T1">TG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073cm" svg:y1="6cm" svg:x2="14.073cm" svg:y2="3cm" draw:start-shape="id4" draw:start-glue-point="0" draw:end-shape="id1" draw:end-glue-point="2" svg:d="M14073 6000v-3000" svg:viewBox="0 0 1 3001">
          <text:p/>
        </draw:connector>
        <draw:frame draw:style-name="gr4" draw:layer="layout" svg:width="6.6cm" svg:height="1.673cm" svg:x="14.073cm" svg:y="3.7cm">
          <draw:text-box>
            <text:p>Derives</text:p>
            <text:p>Operation Semantics</text:p>
          </draw:text-box>
        </draw:frame>
        <draw:custom-shape draw:style-name="gr5" draw:text-style-name="P4" xml:id="id5" draw:id="id5" draw:layer="layout" svg:width="6.127cm" svg:height="2.2cm" svg:x="21.673cm" svg:y="6cm">
          <text:p text:style-name="P3"><text:span text:style-name="T2">Target</text:span><text:span text:style-name="T2"><text:line-break/></text:span><text:span text:style-name="T2">Physical Mode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.7cm" svg:y1="3cm" svg:x2="24.736cm" svg:y2="6cm" draw:end-shape="id5" draw:end-glue-point="0" svg:d="M24700 3000l36 3000" svg:viewBox="0 0 37 3001">
          <text:p/>
        </draw:connector>
        <draw:custom-shape draw:style-name="gr5" draw:text-style-name="P4" xml:id="id6" draw:id="id6" draw:layer="layout" svg:width="6.127cm" svg:height="2.2cm" svg:x="0.273cm" svg:y="6cm">
          <text:p text:style-name="P3"><text:span text:style-name="T2">Source</text:span><text:span text:style-name="T2"><text:line-break/></text:span><text:span text:style-name="T2">Physical Mode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.373cm" svg:y1="3cm" svg:x2="3.336cm" svg:y2="6cm" draw:start-shape="id2" draw:start-glue-point="2" draw:end-shape="id6" draw:end-glue-point="0" svg:d="M3373 3000l-37 3000" svg:viewBox="0 0 38 3001">
          <text:p/>
        </draw:connector>
        <draw:frame draw:style-name="gr4" draw:layer="layout" svg:width="2.5cm" svg:height="0.962cm" svg:x="3.373cm" svg:y="4.101cm">
          <draw:text-box>
            <text:p>Adapts</text:p>
          </draw:text-box>
        </draw:frame>
        <draw:frame draw:style-name="gr4" draw:layer="layout" svg:width="2.5cm" svg:height="0.962cm" svg:x="22.373cm" svg:y="4.101cm">
          <draw:text-box>
            <text:p>Adapts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3.551cm" svg:x="1cm" svg:y="4.497cm"/>
      <draw:page-thumbnail draw:layer="backgroundobjects" svg:width="8.999cm" svg:height="3.551cm" svg:x="1cm" svg:y="13.073cm"/>
      <draw:page-thumbnail draw:layer="backgroundobjects" svg:width="8.999cm" svg:height="3.551cm" svg:x="1cm" svg:y="21.649cm"/>
      <draw:page-thumbnail draw:layer="backgroundobjects" svg:width="8.999cm" svg:height="3.551cm" svg:x="11cm" svg:y="4.497cm"/>
      <draw:page-thumbnail draw:layer="backgroundobjects" svg:width="8.999cm" svg:height="3.551cm" svg:x="11cm" svg:y="13.073cm"/>
      <draw:page-thumbnail draw:layer="backgroundobjects" svg:width="8.999cm" svg:height="3.551cm" svg:x="11cm" svg:y="21.64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2:56:59.102699576</meta:creation-date>
    <dc:date>2016-02-15T00:15:44.507889746</dc:date>
    <meta:editing-duration>PT40M31S</meta:editing-duration>
    <meta:editing-cycles>7</meta:editing-cycles>
    <meta:generator>LibreOffice/4.2.8.2$Linux_X86_64 LibreOffice_project/420m0$Build-2</meta:generator>
    <meta:document-statistic meta:object-count="39"/>
  </office:meta>
</office:document-meta>
</file>